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fo:padding="0in" fo:border="none"/>
    </style:style>
    <style:style style:name="P2" style:family="paragraph" style:parent-style-name="Heading_20_2">
      <style:paragraph-properties fo:break-before="auto" fo:break-after="auto" fo:padding="0in" fo:border="none"/>
    </style:style>
    <style:style style:name="P3" style:family="paragraph" style:parent-style-name="Standard">
      <style:paragraph-properties fo:margin-top="0in" fo:margin-bottom="0.1563in" loext:contextual-spacing="false" fo:line-height="100%" fo:break-before="auto" fo:break-after="auto" fo:padding="0in" fo:border="none"/>
    </style:style>
    <style:style style:name="P4" style:family="paragraph" style:parent-style-name="Heading_20_2">
      <style:paragraph-properties fo:margin-top="0in" fo:margin-bottom="0.1563in" loext:contextual-spacing="false" fo:line-height="100%" fo:break-before="auto" fo:break-after="auto" fo:padding="0in" fo:border="none"/>
    </style:style>
    <style:style style:name="P5" style:family="paragraph" style:parent-style-name="Standard">
      <style:paragraph-properties fo:margin-left="0in" fo:margin-right="0in" fo:text-indent="0in" style:auto-text-indent="false" fo:break-before="auto" fo:break-after="auto" fo:padding="0in" fo:border="none"/>
    </style:style>
    <style:style style:name="P6" style:family="paragraph" style:parent-style-name="Standard" style:master-page-name="Standard">
      <style:paragraph-properties style:page-number="1" fo:break-before="auto" fo:break-after="auto" fo:padding="0in" fo:border="none"/>
    </style:style>
    <style:style style:name="P7" style:family="paragraph" style:parent-style-name="Standard" style:list-style-name="WWNum1">
      <style:paragraph-properties fo:margin-left="0.4165in" fo:margin-right="0in" fo:text-indent="-0.25in" style:auto-text-indent="false" fo:break-before="auto" fo:break-after="auto" fo:padding="0in" fo:border="none"/>
    </style:style>
    <style:style style:name="P8" style:family="paragraph" style:parent-style-name="Standard" style:list-style-name="WWNum2">
      <style:paragraph-properties fo:margin-left="0.4165in" fo:margin-right="0in" fo:text-indent="-0.25in" style:auto-text-indent="false" fo:break-before="auto" fo:break-after="auto" fo:padding="0in" fo:border="none"/>
    </style:style>
    <style:style style:name="P9" style:family="paragraph" style:parent-style-name="Standard">
      <style:paragraph-properties fo:margin-left="0in" fo:margin-right="0in" fo:text-indent="0in" style:auto-text-indent="false" fo:break-before="auto" fo:break-after="auto" fo:padding="0in" fo:border="none"/>
    </style:style>
    <style:style style:name="T1" style:family="text">
      <style:text-properties fo:color="#0000ee" style:text-underline-style="solid" style:text-underline-width="auto" style:text-underline-color="font-color"/>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 style:family="text">
      <style:text-properties fo:font-style="italic" style:font-style-asian="italic"/>
    </style:style>
    <style:style style:name="T5" style:family="text">
      <style:text-properties style:text-underline-style="solid" style:text-underline-width="auto" style:text-underline-color="font-color" fo:font-weight="bold" style:font-weight-asian="bold"/>
    </style:style>
    <style:style style:name="T6" style:family="text">
      <style:text-properties officeooo:rsid="000a4082"/>
    </style:style>
    <style:style style:name="T7" style:family="text">
      <style:text-properties officeooo:rsid="000c02e2"/>
    </style:style>
    <style:style style:name="T8" style:family="text">
      <style:text-properties officeooo:rsid="000d4a16"/>
    </style:style>
    <style:style style:name="T9" style:family="text">
      <style:text-properties officeooo:rsid="0010f393"/>
    </style:style>
    <style:style style:name="T10" style:family="text">
      <style:text-properties officeooo:rsid="0013f727"/>
    </style:style>
    <style:style style:name="T11" style:family="text">
      <style:text-properties officeooo:rsid="001546a0"/>
    </style:style>
    <style:style style:name="T12" style:family="text">
      <style:text-properties officeooo:rsid="0017cc8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 order to better serve client needs, {<text:span text:style-name="T6">{% </text:span>system-name %}<text:span text:style-name="T6">}</text:span> has streamlined the concepts and efforts of quality reporting participation, in order to serve all interested entities. If, as a standard, a business would like to track ongoing quality of care initiatives, or even participate in sponsored quality programs, {<text:span text:style-name="T6">{% </text:span>system-name %<text:span text:style-name="T6">}</text:span>} systems now offer a plethora of quantifiable and reportable measures, designed to track and improve overall care delivery.</text:p>
      <text:p text:style-name="P3">The following information is intended to walk users through the basic enrollment process, which will in turn allow for ongoing tracking of relevant care-specific data, processes, and outcomes. For detailed specifications regarding the available measures, please feel free to navigate to our <text:a xlink:type="simple" xlink:href="https://confluence.mieweb.com/display/MIG/Measures" text:style-name="ListLabel_20_19" text:visited-style-name="ListLabel_20_19"><text:span text:style-name="T1">Measures Specifications</text:span></text:a> documentation.</text:p>
      <text:p text:style-name="P4">Enroll via Quality Reporting Portlet</text:p>
      <text:list xml:id="list1648107626" text:style-name="WWNum1">
        <text:list-item>
          <text:p text:style-name="P7">Navigate to the <text:span text:style-name="T6">{</text:span>{% syslink "Quick View" "func=omniscope" %<text:span text:style-name="T6">}</text:span>} from the sidemenu, and locate the <text:span text:style-name="T2">Quality Reporting</text:span> portlet.</text:p>
        </text:list-item>
      </text:list>
      <text:p text:style-name="P5">{<text:span text:style-name="T9">{% </text:span>tip %<text:span text:style-name="T9">}</text:span>}<text:span text:style-name="T3"><text:line-break/></text:span>If the Quality Reporting portlet is not enabled, click the <text:span text:style-name="T2">Select Portlets</text:span> link toward the top of the page. Select the <text:span text:style-name="T4">Quality Reporting</text:span> portlet, and click the <text:span text:style-name="T2">Save</text:span> button.<text:span text:style-name="T3"><text:line-break/></text:span><draw:frame draw:style-name="fr1" draw:name="image5.png" text:anchor-type="as-char" svg:width="3.5335in" svg:height="4.1665in" draw:z-index="0"/><text:span text:style-name="T3"><text:line-break/></text:span>{<text:span text:style-name="T12">{% </text:span>/tip %<text:span text:style-name="T12">}</text:span>}</text:p>
      <text:list xml:id="list235624820007515" text:continue-numbering="true" text:style-name="WWNum1">
        <text:list-item>
          <text:p text:style-name="P7">Click the {<text:span text:style-name="T7">{% </text:span>syslink "Enroll" "f=layout&amp;module=MIPS&amp;name=Advanced+Measure+Enrollment&amp;user_id=50&amp;redirect=f%3Domniscope&amp;tabmodule=+" %<text:span text:style-name="T7">}</text:span>} hyperlink to begin the enrollment process.<text:span text:style-name="T3"><text:line-break/><text:line-break/><text:line-break/><text:line-break/></text:span><text:soft-page-break/><draw:frame draw:style-name="fr1" draw:name="image11.png" text:anchor-type="as-char" svg:width="7.3701in" svg:height="2.6043in" draw:z-index="1"/></text:p>
        </text:list-item>
      </text:list>
      <text:p text:style-name="P5">{<text:span text:style-name="T8">{% </text:span>warning %<text:span text:style-name="T8">}</text:span>}<text:span text:style-name="T3"><text:line-break/></text:span>Ensure all participating provider profiles are edited with the correct National Provider Identifier (NPI) and Tax Identification Number (TIN), so that the JSON file to be submitted successfully uploads to the reporting website.<text:span text:style-name="T3"><text:line-break/></text:span><draw:frame draw:style-name="fr1" draw:name="image9.png" text:anchor-type="as-char" svg:width="6.8043in" svg:height="2.6043in" draw:z-index="2"/><text:span text:style-name="T3"><text:line-break/></text:span>{{% /warning %}}</text:p>
      <text:list xml:id="list235623150981936" text:continue-numbering="true" text:style-name="WWNum1">
        <text:list-item>
          <text:p text:style-name="P7">After the page loads, use the <text:span text:style-name="T4">Opt In</text:span> section to begin enrolling users, accordingly. Begin typing into the <text:span text:style-name="T2">User</text:span> autocomplete each name of the user(s)/provider(s) being enrolled. Multiple users/providers may be enrolled at one time.<text:span text:style-name="T3"><text:line-break/><text:line-break/><text:line-break/><text:line-break/></text:span><text:soft-page-break/><draw:frame draw:style-name="fr1" draw:name="image13.png" text:anchor-type="as-char" svg:width="8.0866in" svg:height="4.1665in" draw:z-index="3"/></text:p>
        </text:list-item>
        <text:list-item>
          <text:p text:style-name="P7">If enrolling in a specific program, or one of the sponsored incentive programs, specify the <text:span text:style-name="T2">Start/End Dates</text:span> of the intended performance period. Otherwise, leave blank.<text:span text:style-name="T3"><text:line-break/><text:line-break/><text:line-break/><text:line-break/></text:span><text:soft-page-break/><draw:frame draw:style-name="fr1" draw:name="image12.png" text:anchor-type="as-char" svg:width="8.0807in" svg:height="4.1665in" draw:z-index="4"/></text:p>
        </text:list-item>
        <text:list-item>
          <text:p text:style-name="P7">Next, from the <text:span text:style-name="T2">Available Measures</text:span> table, select <text:span text:style-name="T5">all measures needing to be tracked</text:span>, specific to the relevant program(s) opted into by the enrolled provider(s). Filter the columns, as needed. <text:span text:style-name="T3"><text:line-break/></text:span><draw:frame draw:style-name="fr1" draw:name="image2.png" text:anchor-type="as-char" svg:width="7.6181in" svg:height="4.1665in" draw:z-index="5"/><text:span text:style-name="T3"><text:line-break/></text:span><text:soft-page-break/></text:p>
        </text:list-item>
      </text:list>
      <text:p text:style-name="P5">{{% info %}}<text:span text:style-name="T3"><text:line-break/></text:span>For more information on filtering tables and using the DataVis grids, see the <text:a xlink:type="simple" xlink:href="https://confluence.mieweb.com/display/MIG/Using+DataVis+Grids+-+Data+Tools" text:style-name="ListLabel_20_19" text:visited-style-name="ListLabel_20_19"><text:span text:style-name="T1">Using DataVis Grids</text:span></text:a> help documentation.<text:span text:style-name="T3"><text:line-break/></text:span>{{% /info %}}</text:p>
      <text:p text:style-name="P5"><text:span text:style-name="T3"><text:line-break/></text:span>{{% warning %}}<text:span text:style-name="T3"><text:line-break/></text:span><text:span text:style-name="T2">It is very important to select the correct measure associated with your Performance Period (i.e., 2018 measures for any performance period between 1-1-2018 to 12-31-2018, 2019 measures for any performance period between 1-1-2019 to 12-31-2019, etc.). Be sure to enroll in ONLY the measures for which supporting documentation can be provided, as outlined by the measure specification. DO NOT enroll in any measures for which supporting documentation cannot be provided in the event of an audit.</text:span><text:span text:style-name="T3"><text:line-break/></text:span>{{% /warning %}}<text:span text:style-name="T3"><text:line-break/><text:line-break/></text:span></text:p>
      <text:list xml:id="list235624442779178" text:continue-numbering="true" text:style-name="WWNum1">
        <text:list-item>
          <text:p text:style-name="P7">Once all necessary measures have been selected, click the <text:span text:style-name="T2">Submit</text:span> button. <text:span text:style-name="T3"><text:line-break/></text:span><draw:frame draw:style-name="fr1" draw:name="image6.png" text:anchor-type="as-char" svg:width="9.2764in" svg:height="4.1665in" draw:z-index="6"/><text:span text:style-name="T3"><text:line-break/></text:span></text:p>
        </text:list-item>
      </text:list>
      <text:p text:style-name="P5">{{% info %}}<text:span text:style-name="T3"><text:line-break/></text:span>The logged-in user will now be able to track the enrolled measures from the Quality Reporting portlet on the Quick View.<text:span text:style-name="T3"><text:line-break/></text:span><text:soft-page-break/><draw:frame draw:style-name="fr1" draw:name="image10.png" text:anchor-type="as-char" svg:width="5.6118in" svg:height="2.6043in" draw:z-index="7"/><text:span text:style-name="T3"><text:line-break/></text:span>{{% /info %}}</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break-before="auto" fo:break-after="auto"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break-before="auto" fo:break-after="auto"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break-before="auto" fo:break-after="auto"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break-before="auto" fo:break-after="auto"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break-before="auto" fo:break-after="auto"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break-before="auto" fo:break-after="auto"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17T23:56:23.035394908</dc:date>
    <meta:editing-duration>PT11M19S</meta:editing-duration>
    <meta:editing-cycles>11</meta:editing-cycles>
    <meta:document-statistic meta:table-count="0" meta:image-count="8" meta:object-count="0" meta:page-count="6" meta:paragraph-count="14" meta:word-count="464" meta:character-count="3094" meta:non-whitespace-character-count="2626"/>
  </office:meta>
</office:document-meta>
</file>